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cm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standard">
      <style:graphic-properties svg:stroke-width="0.1cm" svg:stroke-color="#008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8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ff00ff" draw:fill="none" draw:fill-color="#ffffff" fo:min-height="0.555cm"/>
    </style:style>
    <style:style style:name="gr6" style:family="graphic" style:parent-style-name="standard">
      <style:graphic-properties draw:stroke="none" svg:stroke-color="#000000" draw:fill="none" draw:fill-color="#ffffff" fo:min-height="0.555cm"/>
    </style:style>
    <style:style style:name="gr7" style:family="graphic" style:parent-style-name="standard">
      <style:graphic-properties svg:stroke-width="0.1cm" svg:stroke-color="#00cccc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cccc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00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00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P2" style:family="paragraph">
      <style:paragraph-properties fo:text-align="center"/>
      <style:text-properties fo:font-family="'Palatino Linotype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Palatino Linotype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color="#00cccc"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fo:color="#ff0000"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color="#008000"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  <style:text-properties fo:color="#ff00ff"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style:use-window-font-color="true" style:text-outline="false" style:text-line-through-style="none" fo:font-family="'Palatino Linotype'" style:font-family-generic="roman" style:font-pitch="variable" fo:font-size="3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bold" style:font-family-complex="Tahoma" style:font-family-generic-complex="system" style:font-pitch-complex="variable" style:font-size-complex="32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font-family="'Palatino Linotype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cccc"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0000"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8000"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00ff"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4.823cm" svg:x="1cm" svg:y="5.6cm">
          <draw:text-box>
            <text:p text:style-name="P1"><text:span text:style-name="T1">Suchalgorithmen</text:span></text:p>
            <text:p text:style-name="P1"><text:span text:style-name="T1">und ihre Anwendung</text:span></text:p>
            <text:p text:style-name="P1"><text:span text:style-name="T1">am Beispiel BiBiServ2</text:span></text:p>
          </draw:text-box>
        </draw:frame>
        <draw:frame draw:style-name="gr2" draw:text-style-name="P4" draw:layer="layout" svg:width="19cm" svg:height="9.395cm" svg:x="1cm" svg:y="11.8cm">
          <draw:text-box>
            <text:p text:style-name="P3"><text:span text:style-name="T2">Benjamin Paaßen</text:span></text:p>
            <text:p text:style-name="P3"><text:span text:style-name="T2">Studiengang Kognitive Informatik</text:span></text:p>
            <text:p text:style-name="P3"><text:span text:style-name="T2"/></text:p>
            <text:p text:style-name="P3"><text:span text:style-name="T2">AG Praktische Informatik</text:span></text:p>
            <text:p text:style-name="P3"><text:span text:style-name="T2">Technische Fakultät</text:span></text:p>
            <text:p text:style-name="P3"><text:span text:style-name="T2">Universität Bielefeld</text:span></text:p>
            <text:p text:style-name="P3"><text:span text:style-name="T2"/></text:p>
            <text:p text:style-name="P3"><text:span text:style-name="T2">05.10.2012</text:span></text:p>
          </draw:text-box>
        </draw:frame>
        <draw:g>
          <draw:g>
            <draw:line draw:style-name="gr3" draw:text-style-name="P3" draw:layer="layout" svg:x1="11.5cm" svg:y1="24.8cm" svg:x2="13.5cm" svg:y2="24.6cm">
              <text:p/>
            </draw:line>
            <draw:circle draw:style-name="gr4" draw:text-style-name="P3" draw:layer="layout" svg:width="0.5cm" svg:height="0.5cm" svg:x="13.5cm" svg:y="24.3cm">
              <text:p/>
            </draw:circle>
          </draw:g>
          <draw:frame draw:style-name="gr5" draw:text-style-name="P5" draw:layer="layout" svg:width="1.2cm" svg:height="0.941cm" svg:x="10.3cm" svg:y="22.959cm">
            <draw:text-box>
              <text:p text:style-name="P3"><text:span text:style-name="T3">Bi</text:span></text:p>
            </draw:text-box>
          </draw:frame>
          <draw:frame draw:style-name="gr6" draw:text-style-name="P6" draw:layer="layout" svg:width="2cm" svg:height="0.941cm" svg:x="12.5cm" svg:y="21.9cm">
            <draw:text-box>
              <text:p text:style-name="P3"><text:span text:style-name="T4">Serv</text:span></text:p>
            </draw:text-box>
          </draw:frame>
          <draw:frame draw:style-name="gr6" draw:text-style-name="P7" draw:layer="layout" svg:width="2.5cm" svg:height="0.941cm" svg:x="12cm" svg:y="24.659cm">
            <draw:text-box>
              <text:p text:style-name="P3"><text:span text:style-name="T5">Search</text:span></text:p>
            </draw:text-box>
          </draw:frame>
          <draw:g>
            <draw:line draw:style-name="gr7" draw:text-style-name="P3" draw:layer="layout" svg:x1="11.1cm" svg:y1="24.58cm" svg:x2="10.4cm" svg:y2="23.65cm">
              <text:p/>
            </draw:line>
            <draw:circle draw:style-name="gr8" draw:text-style-name="P3" draw:layer="layout" svg:width="0.5cm" svg:height="0.5cm" svg:x="10cm" svg:y="23.2cm">
              <text:p/>
            </draw:circle>
          </draw:g>
          <draw:g>
            <draw:line draw:style-name="gr9" draw:text-style-name="P3" draw:layer="layout" svg:x1="10.2cm" svg:y1="26.18cm" svg:x2="8.8cm" svg:y2="25.4cm">
              <text:p/>
            </draw:line>
            <draw:circle draw:style-name="gr10" draw:text-style-name="P3" draw:layer="layout" svg:width="0.5cm" svg:height="0.5cm" svg:x="8.3cm" svg:y="25cm">
              <text:p/>
            </draw:circle>
            <draw:line draw:style-name="gr9" draw:text-style-name="P3" draw:layer="layout" svg:x1="8.3cm" svg:y1="25.38cm" svg:x2="7.05cm" svg:y2="25.58cm">
              <text:p/>
            </draw:line>
            <draw:circle draw:style-name="gr10" draw:text-style-name="P3" draw:layer="layout" svg:width="0.5cm" svg:height="0.5cm" svg:x="6.5cm" svg:y="25.4cm">
              <text:p/>
            </draw:circle>
            <draw:line draw:style-name="gr9" draw:text-style-name="P3" draw:layer="layout" svg:x1="8.3cm" svg:y1="25.08cm" svg:x2="7.4cm" svg:y2="24.5cm">
              <text:p/>
            </draw:line>
            <draw:circle draw:style-name="gr10" draw:text-style-name="P3" draw:layer="layout" svg:width="0.5cm" svg:height="0.5cm" svg:x="6.9cm" svg:y="24.1cm">
              <text:p/>
            </draw:circle>
            <draw:frame draw:style-name="gr5" draw:text-style-name="P8" draw:layer="layout" svg:width="1.5cm" svg:height="0.941cm" svg:x="8cm" svg:y="23.559cm">
              <draw:text-box>
                <text:p text:style-name="P3"><text:span text:style-name="T6">Bi</text:span></text:p>
              </draw:text-box>
            </draw:frame>
            <draw:line draw:style-name="gr9" draw:text-style-name="P3" draw:layer="layout" svg:x1="8.8cm" svg:y1="23.4cm" svg:x2="7.4cm" svg:y2="24.2cm">
              <text:p/>
            </draw:line>
            <draw:circle draw:style-name="gr10" draw:text-style-name="P3" draw:layer="layout" svg:width="0.5cm" svg:height="0.5cm" svg:x="8.8cm" svg:y="23cm">
              <text:p/>
            </draw:circle>
          </draw:g>
          <draw:g>
            <draw:line draw:style-name="gr11" draw:text-style-name="P3" draw:layer="layout" svg:x1="10.5cm" svg:y1="26.1cm" svg:x2="11.1cm" svg:y2="25.1cm">
              <text:p/>
            </draw:line>
            <draw:circle draw:style-name="gr12" draw:text-style-name="P3" draw:layer="layout" svg:width="0.5cm" svg:height="0.5cm" svg:x="11cm" svg:y="24.6cm">
              <text:p/>
            </draw:circle>
            <draw:line draw:style-name="gr11" draw:text-style-name="P3" draw:layer="layout" svg:x1="11.4cm" svg:y1="24.6cm" svg:x2="12cm" svg:y2="22.6cm">
              <text:p/>
            </draw:line>
            <draw:circle draw:style-name="gr12" draw:text-style-name="P3" draw:layer="layout" svg:width="0.5cm" svg:height="0.5cm" svg:x="11.8cm" svg:y="22.1cm">
              <text:p/>
            </draw:circle>
            <draw:line draw:style-name="gr11" draw:text-style-name="P3" draw:layer="layout" svg:x1="12.3cm" svg:y1="22.5cm" svg:x2="13.9cm" svg:y2="23cm">
              <text:p/>
            </draw:line>
            <draw:circle draw:style-name="gr12" draw:text-style-name="P3" draw:layer="layout" svg:width="0.5cm" svg:height="0.5cm" svg:x="13.9cm" svg:y="22.8cm">
              <text:p/>
            </draw:circle>
            <draw:circle draw:style-name="gr12" draw:text-style-name="P3" draw:layer="layout" svg:width="0.5cm" svg:height="0.5cm" svg:x="10.1cm" svg:y="26.1cm">
              <text:p/>
            </draw:circle>
          </draw:g>
        </draw:g>
        <draw:frame draw:style-name="gr2" draw:text-style-name="P4" draw:layer="layout" svg:width="19cm" svg:height="1.5cm" svg:x="1cm" svg:y="3.2cm">
          <draw:text-box>
            <text:p text:style-name="P3"><text:span text:style-name="T2">Bachelorarbe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6M33S</meta:editing-duration>
    <meta:editing-cycles>20</meta:editing-cycles>
    <meta:generator>LibreOffice/3.3$Win32 LibreOffice_project/330m19$Build-401</meta:generator>
    <dc:date>2012-09-19T18:01:56.99</dc:date>
    <meta:document-statistic meta:object-count="31"/>
  </office:meta>
</office:document-meta>
</file>